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language="en" fo:country="GB"/>
    </style:style>
    <style:style style:name="P3" style:family="paragraph" style:parent-style-name="Standard">
      <style:paragraph-properties fo:text-align="justify" style:justify-single-word="false"/>
      <style:text-properties style:font-name="Liberation Sans" fo:language="en" fo:country="GB" officeooo:paragraph-rsid="0003b589"/>
    </style:style>
    <style:style style:name="P4" style:family="paragraph" style:parent-style-name="Standard">
      <style:paragraph-properties fo:text-align="justify" style:justify-single-word="false"/>
      <style:text-properties style:font-name="Liberation Sans" fo:language="en" fo:country="GB"/>
    </style:style>
    <style:style style:name="T1" style:family="text">
      <style:text-properties officeooo:rsid="0003f8f1"/>
    </style:style>
    <style:style style:name="T2" style:family="text">
      <style:text-properties officeooo:rsid="00061dc6"/>
    </style:style>
    <style:style style:name="T3" style:family="text">
      <style:text-properties officeooo:rsid="0009276a"/>
    </style:style>
    <style:style style:name="T4" style:family="text">
      <style:text-properties officeooo:rsid="000a13a2"/>
    </style:style>
    <style:style style:name="T5" style:family="text">
      <style:text-properties officeooo:rsid="000afab2"/>
    </style:style>
    <style:style style:name="T6" style:family="text">
      <style:text-properties officeooo:rsid="000b3db8"/>
    </style:style>
    <style:style style:name="T7" style:family="text">
      <style:text-properties officeooo:rsid="000ced7f"/>
    </style:style>
    <style:style style:name="T8" style:family="text">
      <style:text-properties officeooo:rsid="000dbc5d"/>
    </style:style>
    <style:style style:name="T9" style:family="text">
      <style:text-properties officeooo:rsid="000eaa4d"/>
    </style:style>
    <style:style style:name="T10" style:family="text">
      <style:text-properties officeooo:rsid="00109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Impact of the Internet on Society</text:h>
      <text:p text:style-name="P2"/>
      <text:p text:style-name="P3"><text:s text:c="2"/>As you probably known, the Internet has become in an essential part of our lives since <text:s/><text:span text:style-name="T1">little </text:span>years ago, but the main problem <text:span text:style-name="T3">for us</text:span> <text:span text:style-name="T3">consists in that</text:span> now we <text:span text:style-name="T3">result completely un</text:span>able to continue living without. <text:span text:style-name="T3">If you think about, w</text:span>e usually use it almost for everything, <text:span text:style-name="T3">involving daily actions</text:span> like: working, education, entertainment, and even social interaction, between other <text:span text:style-name="T3">highly</text:span> <text:span text:style-name="T3">relevant</text:span> aspects. I<text:span text:style-name="T4">t i</text:span>s absolutely true that it offers to us numerous advantages <text:span text:style-name="T4">and comfortabilities</text:span>, but it also brings <text:span text:style-name="T4">us</text:span> certain challenges<text:span text:style-name="T2">,</text:span> that <text:span text:style-name="T2">it</text:span> could <text:span text:style-name="T4">affects to our global</text:span> society, <text:span text:style-name="T2">diffic</text:span><text:span text:style-name="T5">ulty even</text:span> our humanity’<text:span text:style-name="T2">s</text:span> surv<text:span text:style-name="T2">ival </text:span>.</text:p>
      <text:p text:style-name="P4"/>
      <text:p text:style-name="P4">On the positive side <text:span text:style-name="T6">focus on that</text:span> the Internet has improved <text:span text:style-name="T6">our</text:span> communications and <text:span text:style-name="T6">also our </text:span>access to information significantly, but <text:span text:style-name="T6">at the same time, </text:span>it has also improved general disinformation and fake news <text:span text:style-name="T6">have </text:span><text:span text:style-name="T7">multiply</text:span>. <text:span text:style-name="T8">It is a fact, p</text:span>eople can connect instantly with friends and family, regardless of distance. Moreover, online platforms provide educational resources, enabling students learn<text:span text:style-name="T8">ing</text:span> new and professional skills to expand their knowledge <text:span text:style-name="T8">and capabilities</text:span>. <text:span text:style-name="T9">In addition, b</text:span>usinesses have also benefited, as they can reach global markets and offer services more efficiently.</text:p>
      <text:p text:style-name="P4"/>
      <text:p text:style-name="P4">However, there are negative effects that cannot be ignored. Spending too much time online often leads to social isolation. <text:span text:style-name="T10">One example could be that some</text:span> people may prefer chatting online rather than meeting in person, reducing face-to-face interactions. Additionally, excessive screen time can impact mental health, causing stress, anxiety, and even addiction. Many individuals struggle to balance their online and offline lives, which may lead to a decline in productivity and personal relationships.</text:p>
      <text:p text:style-name="P4"/>
      <text:p text:style-name="P4">In conclusion, while the Internet has transformed society in many positive ways, its excessive use can have negative consequences. To address these challenges, it is essential to promote a healthy balance between online activities and real-world interactions. By doing so, we can enjoy the benefits of the Internet without compromising our well-be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22:41:39.708753229</meta:creation-date>
    <meta:generator>LibreOffice/7.3.7.2$Linux_X86_64 LibreOffice_project/30$Build-2</meta:generator>
    <dc:date>2025-01-19T23:51:20.980429986</dc:date>
    <meta:editing-duration>PT44M4S</meta:editing-duration>
    <meta:editing-cycles>14</meta:editing-cycles>
    <meta:document-statistic meta:table-count="0" meta:image-count="0" meta:object-count="0" meta:page-count="1" meta:paragraph-count="5" meta:word-count="317" meta:character-count="2098" meta:non-whitespace-character-count="1783"/>
  </office:meta>
</office:document-meta>
</file>